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Tyler, Wes, Murray</text:p>
      <text:p text:style-name="P1">## System Test NotAdult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0X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Y” when prompted for information related to whether or not the patient has an infected recent surgical procedure.</text:p>
      <text:p text:style-name="P1">18. <text:s/>Type “Y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” when prompted for the patient’s baseline use of dopamine.</text:p>
      <text:p text:style-name="P1">26. <text:s/>Type “16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Y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low coma scale.</text:p>
      <text:p text:style-name="P1">34. Type “5” when prompted for the patient’s current Glasgow coma scale.</text:p>
      <text:p text:style-name="P1"/>
      <text:p text:style-name="P1">#Expected Result is NON_AD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6:13.707491780</meta:creation-date>
    <dc:date>2020-11-17T21:08:39.763690944</dc:date>
    <meta:editing-duration>PT2M26S</meta:editing-duration>
    <meta:editing-cycles>1</meta:editing-cycles>
    <meta:document-statistic meta:table-count="0" meta:image-count="0" meta:object-count="0" meta:page-count="1" meta:paragraph-count="38" meta:word-count="490" meta:character-count="3017" meta:non-whitespace-character-count="2554"/>
    <meta:generator>LibreOffice/6.0.7.3$Linux_X86_64 LibreOffice_project/00m0$Build-3</meta:generator>
  </office:meta>
</office:document-meta>
</file>